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24c4c"/>
    </style:style>
    <style:style style:name="P2" style:family="paragraph" style:parent-style-name="_5f_text">
      <style:text-properties fo:language="ru" fo:country="RU" officeooo:rsid="0050c091" officeooo:paragraph-rsid="0050c091"/>
    </style:style>
    <style:style style:name="P3" style:family="paragraph" style:parent-style-name="_5f_text">
      <style:text-properties fo:language="ru" fo:country="RU" officeooo:rsid="00524c4c" officeooo:paragraph-rsid="00524c4c"/>
    </style:style>
    <style:style style:name="P4" style:family="paragraph" style:parent-style-name="_5f_text">
      <style:text-properties fo:language="ru" fo:country="RU" officeooo:rsid="0052ca6f" officeooo:paragraph-rsid="0052ca6f"/>
    </style:style>
    <style:style style:name="P5" style:family="paragraph" style:parent-style-name="_5f_text">
      <style:text-properties fo:language="ru" fo:country="RU" officeooo:rsid="0054bf70" officeooo:paragraph-rsid="0054bf70"/>
    </style:style>
    <style:style style:name="P6" style:family="paragraph" style:parent-style-name="_5f_text">
      <style:text-properties fo:language="ru" fo:country="RU" officeooo:rsid="0057bff6" officeooo:paragraph-rsid="0057bff6"/>
    </style:style>
    <style:style style:name="P7" style:family="paragraph" style:parent-style-name="_5f_text">
      <style:text-properties fo:language="ru" fo:country="RU" officeooo:rsid="00593293" officeooo:paragraph-rsid="00593293"/>
    </style:style>
    <style:style style:name="P8" style:family="paragraph" style:parent-style-name="_5f_text">
      <style:text-properties fo:language="ru" fo:country="RU" officeooo:rsid="005f1174" officeooo:paragraph-rsid="005f1174"/>
    </style:style>
    <style:style style:name="P9" style:family="paragraph" style:parent-style-name="_5f_text">
      <style:text-properties fo:language="ru" fo:country="RU" officeooo:rsid="005832e8" officeooo:paragraph-rsid="005832e8"/>
    </style:style>
    <style:style style:name="P10" style:family="paragraph" style:parent-style-name="_5f_text">
      <style:text-properties fo:language="ru" fo:country="RU" officeooo:rsid="00606474" officeooo:paragraph-rsid="00606474"/>
    </style:style>
    <style:style style:name="P11" style:family="paragraph" style:parent-style-name="_5f_text">
      <style:text-properties fo:language="ru" fo:country="RU" officeooo:rsid="00626aec" officeooo:paragraph-rsid="00626aec"/>
    </style:style>
    <style:style style:name="P12" style:family="paragraph" style:parent-style-name="_5f_text">
      <style:text-properties fo:language="ru" fo:country="RU" officeooo:rsid="0063ccd4" officeooo:paragraph-rsid="0063ccd4"/>
    </style:style>
    <style:style style:name="P13" style:family="paragraph" style:parent-style-name="_5f_text">
      <style:text-properties fo:language="ru" fo:country="RU" officeooo:rsid="0065c24a" officeooo:paragraph-rsid="0065c24a"/>
    </style:style>
    <style:style style:name="P14" style:family="paragraph" style:parent-style-name="_5f_text">
      <style:text-properties officeooo:rsid="005832e8" officeooo:paragraph-rsid="005832e8"/>
    </style:style>
    <style:style style:name="P15" style:family="paragraph" style:parent-style-name="_5f_text">
      <style:text-properties officeooo:rsid="005832e8" officeooo:paragraph-rsid="005bd77a"/>
    </style:style>
    <style:style style:name="P16" style:family="paragraph" style:parent-style-name="_5f_text">
      <style:text-properties officeooo:paragraph-rsid="005832e8"/>
    </style:style>
    <style:style style:name="P17" style:family="paragraph" style:parent-style-name="_5f_text">
      <style:text-properties officeooo:paragraph-rsid="005ac861"/>
    </style:style>
    <style:style style:name="P18" style:family="paragraph" style:parent-style-name="_5f_text" style:list-style-name="L1">
      <style:text-properties officeooo:rsid="005832e8" officeooo:paragraph-rsid="005832e8"/>
    </style:style>
    <style:style style:name="P19" style:family="paragraph" style:parent-style-name="_5f_text">
      <style:text-properties fo:language="ru" fo:country="RU" officeooo:rsid="005832e8" officeooo:paragraph-rsid="005832e8"/>
    </style:style>
    <style:style style:name="P20" style:family="paragraph" style:parent-style-name="_5f_text">
      <style:text-properties fo:language="ru" fo:country="RU" officeooo:rsid="005832e8" officeooo:paragraph-rsid="0067e42c"/>
    </style:style>
    <style:style style:name="P21" style:family="paragraph" style:parent-style-name="_5f_text">
      <style:text-properties fo:language="ru" fo:country="RU" officeooo:rsid="005832e8" officeooo:paragraph-rsid="00692d7f"/>
    </style:style>
    <style:style style:name="P22" style:family="paragraph" style:parent-style-name="_5f_text">
      <style:text-properties fo:language="ru" fo:country="RU" officeooo:rsid="005832e8" officeooo:paragraph-rsid="006b03be"/>
    </style:style>
    <style:style style:name="P23" style:family="paragraph" style:parent-style-name="_5f_text">
      <style:text-properties fo:language="ru" fo:country="RU" officeooo:rsid="00692d7f" officeooo:paragraph-rsid="00692d7f"/>
    </style:style>
    <style:style style:name="P24" style:family="paragraph" style:parent-style-name="_5f_text">
      <style:text-properties fo:language="ru" fo:country="RU" officeooo:rsid="00756579" officeooo:paragraph-rsid="00756579"/>
    </style:style>
    <style:style style:name="P25" style:family="paragraph" style:parent-style-name="_5f_text">
      <style:text-properties officeooo:paragraph-rsid="0067e42c"/>
    </style:style>
    <style:style style:name="P26" style:family="paragraph" style:parent-style-name="_5f_text">
      <style:text-properties officeooo:paragraph-rsid="005832e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510edc"/>
    </style:style>
    <style:style style:name="T3" style:family="text">
      <style:text-properties fo:language="en" fo:country="US" officeooo:rsid="0050c091"/>
    </style:style>
    <style:style style:name="T4" style:family="text">
      <style:text-properties fo:language="en" fo:country="US" officeooo:rsid="005ac861"/>
    </style:style>
    <style:style style:name="T5" style:family="text">
      <style:text-properties fo:language="en" fo:country="US" officeooo:rsid="006b03be"/>
    </style:style>
    <style:style style:name="T6" style:family="text">
      <style:text-properties fo:language="en" fo:country="US" officeooo:rsid="006beb3f"/>
    </style:style>
    <style:style style:name="T7" style:family="text">
      <style:text-properties fo:language="en" fo:country="US" officeooo:rsid="0070282c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5bd77a"/>
    </style:style>
    <style:style style:name="T10" style:family="text">
      <style:text-properties fo:language="ru" fo:country="RU" officeooo:rsid="005ac861"/>
    </style:style>
    <style:style style:name="T11" style:family="text">
      <style:text-properties fo:language="ru" fo:country="RU" officeooo:rsid="00606474"/>
    </style:style>
    <style:style style:name="T12" style:family="text">
      <style:text-properties fo:language="ru" fo:country="RU" officeooo:rsid="0067e42c"/>
    </style:style>
    <style:style style:name="T13" style:family="text">
      <style:text-properties fo:language="ru" fo:country="RU" officeooo:rsid="005832e8"/>
    </style:style>
    <style:style style:name="T14" style:family="text">
      <style:text-properties fo:language="ru" fo:country="RU" officeooo:rsid="006d98d5"/>
    </style:style>
    <style:style style:name="T15" style:family="text">
      <style:text-properties style:font-name="Consolas" fo:font-size="9pt" fo:language="ru" fo:country="RU" fo:font-weight="normal" officeooo:rsid="00524c4c"/>
    </style:style>
    <style:style style:name="T16" style:family="text">
      <style:text-properties officeooo:rsid="00510edc"/>
    </style:style>
    <style:style style:name="T17" style:family="text">
      <style:text-properties officeooo:rsid="00524c4c"/>
    </style:style>
    <style:style style:name="T18" style:family="text">
      <style:text-properties officeooo:rsid="0057bff6"/>
    </style:style>
    <style:style style:name="T19" style:family="text">
      <style:text-properties officeooo:rsid="005832e8"/>
    </style:style>
    <style:style style:name="T20" style:family="text">
      <style:text-properties style:font-name="Calibri Light" fo:font-size="10pt" fo:language="en" fo:country="US" fo:font-weight="250" officeooo:rsid="005832e8"/>
    </style:style>
    <style:style style:name="T21" style:family="text">
      <style:text-properties style:font-name="Calibri Light" fo:font-size="10pt" fo:language="en" fo:country="US" fo:font-weight="250" officeooo:rsid="006d98d5"/>
    </style:style>
    <style:style style:name="T22" style:family="text">
      <style:text-properties style:font-name="Calibri Light" fo:font-size="10pt" fo:font-weight="250" officeooo:rsid="005832e8"/>
    </style:style>
    <style:style style:name="T23" style:family="text">
      <style:text-properties style:font-name="Calibri Light" fo:font-size="10pt" fo:language="ru" fo:country="RU" fo:font-weight="250" officeooo:rsid="005bd77a"/>
    </style:style>
    <style:style style:name="T24" style:family="text">
      <style:text-properties style:font-name="Calibri Light" fo:font-size="10pt" fo:language="ru" fo:country="RU" fo:font-weight="250" officeooo:rsid="0067e42c"/>
    </style:style>
    <style:style style:name="T25" style:family="text">
      <style:text-properties style:font-name="Calibri Light" fo:font-size="10pt" fo:language="ru" fo:country="RU" fo:font-weight="250" officeooo:rsid="006d98d5"/>
    </style:style>
    <style:style style:name="T26" style:family="text">
      <style:text-properties officeooo:rsid="005fd461"/>
    </style:style>
    <style:style style:name="T27" style:family="text">
      <style:text-properties fo:color="#c9211e" loext:opacity="100%" fo:font-weight="bold" style:font-weight-asian="bold" style:font-weight-complex="bold"/>
    </style:style>
    <style:style style:name="T28" style:family="text">
      <style:text-properties officeooo:rsid="00662043"/>
    </style:style>
    <style:style style:name="T29" style:family="text">
      <style:text-properties officeooo:rsid="0066a592"/>
    </style:style>
    <style:style style:name="T30" style:family="text">
      <style:text-properties officeooo:rsid="006b03be"/>
    </style:style>
    <style:style style:name="T31" style:family="text">
      <style:text-properties officeooo:rsid="006beb3f"/>
    </style:style>
    <style:style style:name="T32" style:family="text">
      <style:text-properties officeooo:rsid="006d98d5"/>
    </style:style>
    <style:style style:name="T33" style:family="text">
      <style:text-properties officeooo:rsid="007028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ачинаю с 5<text:span text:style-name="T17">1</text:span> страницы. <text:span text:style-name="T16">До 56 страницы все понятно.</text:span></text:p>
      <text:p text:style-name="P2">Сразу создаю каркас:</text:p>
      <text:p text:style-name="P2">create-react-app <text:span text:style-name="T2">c</text:span><text:span text:style-name="T1">hinnathambi</text:span></text:p>
      <text:p text:style-name="P3"/>
      <text:p text:style-name="_5f_heading_5f_4">Создание компонента HelloWorld</text:p>
      <text:p text:style-name="_5f_code">ReactDOM.render(</text:p>
      <text:p text:style-name="P1"><text:tab/>&lt;div&gt; <text:s text:c="3"/></text:p>
      <text:p text:style-name="P1"><text:tab/><text:tab/>&lt;p&gt;<text:span text:style-name="T15">Привет мир</text:span>!&lt;/p&gt; <text:s/></text:p>
      <text:p text:style-name="P1"><text:tab/>&lt;/div&gt;,</text:p>
      <text:p text:style-name="P1"><text:tab/>document.querySelector("#container") </text:p>
      <text:p text:style-name="P1">);</text:p>
      <text:p text:style-name="P3">создание класса</text:p>
      <text:p text:style-name="_5f_code">class HelloWorld extends React.Component {</text:p>
      <text:p text:style-name="_5f_code"><text:s text:c="2"/>render() {</text:p>
      <text:p text:style-name="_5f_code"><text:s text:c="4"/>return &lt;p&gt;Тест!&lt;/p&gt;</text:p>
      <text:p text:style-name="_5f_code"><text:s text:c="2"/>}</text:p>
      <text:p text:style-name="_5f_code">};</text:p>
      <text:p text:style-name="_5f_code"/>
      <text:p text:style-name="_5f_code">ReactDOM.render(</text:p>
      <text:p text:style-name="_5f_code"><text:s text:c="2"/>&lt;React.StrictMode&gt;</text:p>
      <text:p text:style-name="_5f_code"><text:tab/> <text:s/>&lt;HelloWorld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P4">название класса превращается в тэг.</text:p>
      <text:p text:style-name="P4"/>
      <text:p text:style-name="_5f_heading_5f_4">Указание свойств</text:p>
      <text:p text:style-name="P5">Все параметры пишутся в переменную <text:s/><text:span text:style-name="T3">props </text:span>(пропсы)<text:span text:style-name="T3">. </text:span></text:p>
      <text:p text:style-name="_5f_code">class HelloWorld extends React.Component {</text:p>
      <text:p text:style-name="_5f_code"><text:s text:c="2"/>render() {</text:p>
      <text:p text:style-name="_5f_code"><text:s text:c="4"/>return &lt;p&gt;Тест, принял {this.props.greetTarget}&lt;/p&gt;</text:p>
      <text:p text:style-name="_5f_code"><text:s text:c="2"/>}</text:p>
      <text:p text:style-name="_5f_code">};</text:p>
      <text:p text:style-name="_5f_code"/>
      <text:p text:style-name="_5f_code">ReactDOM.render(</text:p>
      <text:p text:style-name="_5f_code"><text:s text:c="2"/>&lt;React.StrictMode&gt;</text:p>
      <text:p text:style-name="_5f_code"><text:tab/> <text:s/>&lt;HelloWorld greetTarget="параметр"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_5f_heading_5f_4">Работа с дочерними элементами </text:p>
      <text:p text:style-name="_5f_code">class Buttonify extends React.Component { <text:s/></text:p>
      <text:p text:style-name="_5f_code"><text:s text:c="2"/>render() { <text:s text:c="3"/></text:p>
      <text:p text:style-name="_5f_code"><text:s text:c="4"/>return( <text:s text:c="5"/></text:p>
      <text:p text:style-name="_5f_code"><text:s text:c="4"/>&lt;div&gt; <text:s text:c="5"/></text:p>
      <text:p text:style-name="_5f_code"><text:s text:c="6"/>&lt;button type={this.props.behavior}&gt;{this.props.children}&lt;/button&gt; <text:s text:c="5"/></text:p>
      <text:p text:style-name="_5f_code"><text:s text:c="4"/>&lt;/div&gt; <text:s text:c="3"/></text:p>
      <text:p text:style-name="_5f_code"><text:s text:c="4"/>); <text:s/></text:p>
      <text:p text:style-name="_5f_code"><text:s text:c="2"/>} </text:p>
      <text:p text:style-name="_5f_code">}</text:p>
      <text:p text:style-name="_5f_code"/>
      <text:p text:style-name="_5f_code"/>
      <text:p text:style-name="_5f_code">ReactDOM.render(</text:p>
      <text:p text:style-name="_5f_code"><text:s text:c="2"/>&lt;React.StrictMode&gt;</text:p>
      <text:p text:style-name="_5f_code"><text:tab/> <text:s/>&lt;div&gt; <text:s text:c="3"/></text:p>
      <text:p text:style-name="_5f_code"><text:soft-page-break/><text:s text:c="6"/>&lt;Buttonify behavior="submit"&gt;ОТПРАВИТЬ ДАННЫЕ&lt;/Buttonify&gt; <text:s/></text:p>
      <text:p text:style-name="_5f_code"><text:s text:c="4"/>&lt;/div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_5f_text">Дочерним называется элемент, который непосредственно располагается внутри родительского элемента. props.children может быть любым типом данных, например таким как массив, функция, объект и тп. В общем, это может быть всем чем угодно.</text:p>
      <text:p text:style-name="P6">Можно перебирать детеей</text:p>
      <text:p text:style-name="_5f_code">class IgnoreFirstChild extends React.Component {</text:p>
      <text:p text:style-name="_5f_code"><text:s text:c="2"/>render() {</text:p>
      <text:p text:style-name="_5f_code"><text:s text:c="4"/>const children = this.props.children</text:p>
      <text:p text:style-name="_5f_code"><text:s text:c="4"/>return (</text:p>
      <text:p text:style-name="_5f_code"><text:s text:c="6"/>&lt;div&gt;</text:p>
      <text:p text:style-name="_5f_code"><text:s text:c="8"/>{React.Children.map(children, (child, i) =&gt; {</text:p>
      <text:p text:style-name="_5f_code"><text:s text:c="10"/>// игнорируем первого потомка</text:p>
      <text:p text:style-name="_5f_code"><text:s text:c="10"/>if (i &lt; 1) return</text:p>
      <text:p text:style-name="_5f_code"><text:s text:c="10"/>return child</text:p>
      <text:p text:style-name="_5f_code"><text:s text:c="8"/>})}</text:p>
      <text:p text:style-name="_5f_code"><text:s text:c="6"/>&lt;/div&gt;</text:p>
      <text:p text:style-name="_5f_code"><text:s text:c="4"/>)</text:p>
      <text:p text:style-name="_5f_code"><text:s text:c="2"/>}</text:p>
      <text:p text:style-name="_5f_code">}</text:p>
      <text:p text:style-name="P6">Смотреть количество <text:span text:style-name="_5f_bold">React.Children.count</text:span>:</text:p>
      <text:p text:style-name="P6">конвертировать children в массив при помощи метода React.Children.toArray. Это было бы полезно в случае сортировки, например:</text:p>
      <text:p text:style-name="_5f_code">class Sort extends React.Component {</text:p>
      <text:p text:style-name="_5f_code"><text:s text:c="2"/>render() {</text:p>
      <text:p text:style-name="_5f_code"><text:s text:c="4"/>const children = React.Children.toArray(this.props.children)</text:p>
      <text:p text:style-name="_5f_code"><text:s text:c="4"/>return &lt;p&gt;{children.sort().join(' ')}&lt;/p&gt;</text:p>
      <text:p text:style-name="_5f_code"><text:s text:c="2"/>}</text:p>
      <text:p text:style-name="_5f_code">}</text:p>
      <text:p text:style-name="_5f_code">&lt;Sort&gt;</text:p>
      <text:p text:style-name="_5f_code"><text:s text:c="2"/>// Тут мы используем контейнеры выражений, чтобы убедиться в том, <text:s text:c="3"/>что наши строки</text:p>
      <text:p text:style-name="_5f_code"><text:s text:c="2"/>// переданы как три отдельных потомка, а не как одна строка</text:p>
      <text:p text:style-name="_5f_code"><text:s text:c="2"/>{'bananas'}{'oranges'}{'apples'}</text:p>
      <text:p text:style-name="_5f_code">&lt;/Sort&gt;</text:p>
      <text:p text:style-name="P6">Пример выше рендерит строки, но уже отсортированные:</text:p>
      <text:p text:style-name="_5f_text"><text:span text:style-name="T18">Е</text:span>сли дочерний элемент представляет собой простой текст, то свойство this.props.children возвратит строку. Если дочерний элемент — одиночный (как в нашем примере), то свойство this.props.children возвратит один компонент, который не обернут в массив. </text:p>
      <text:p text:style-name="_5f_text"/>
      <text:p text:style-name="_5f_heading_5f_2">Стилизация контента React с помощью CSS </text:p>
      <text:p text:style-name="P16"><text:span text:style-name="T19">Стиль внутри </text:span><text:span text:style-name="T20">render()</text:span><text:span text:style-name="T19"> мне не нравится. Будем выносить в отдельный файл. Стиль можно оставить в компоненте </text:span><text:span text:style-name="T22">если его необходимо передавать от родителей к потомку:</text:span></text:p>
      <text:p text:style-name="_5f_code">class Square extends React.Component {</text:p>
      <text:p text:style-name="_5f_code"><text:s text:c="2"/>render() {</text:p>
      <text:p text:style-name="_5f_code"><text:s text:c="4"/>var squareStyle = { height: 150, backgroundColor: this.props.color };</text:p>
      <text:p text:style-name="_5f_code"><text:s text:c="4"/>return (&lt;div style={squareStyle}&gt;</text:p>
      <text:p text:style-name="_5f_code"><text:s text:c="4"/>&lt;/div&gt;</text:p>
      <text:p text:style-name="_5f_code"><text:s text:c="4"/>);</text:p>
      <text:p text:style-name="_5f_code"><text:s text:c="2"/>}</text:p>
      <text:p text:style-name="_5f_code">}</text:p>
      <text:p text:style-name="_5f_code">class Label extends React.Component {</text:p>
      <text:p text:style-name="_5f_code"><text:s text:c="2"/>render() {</text:p>
      <text:p text:style-name="_5f_code"><text:s text:c="4"/>var labelStyle = { fontFamily: "sans-serif", fontWeight: "bold", padding: 13, margin: 0 };</text:p>
      <text:p text:style-name="_5f_code"><text:s text:c="4"/>return (&lt;p style={labelStyle}&gt;{this.props.color}&lt;/p&gt;);</text:p>
      <text:p text:style-name="_5f_code"><text:s text:c="2"/>}</text:p>
      <text:p text:style-name="_5f_code"><text:soft-page-break/>}</text:p>
      <text:p text:style-name="_5f_code">class Card extends React.Component {</text:p>
      <text:p text:style-name="_5f_code"><text:s text:c="2"/>render() {</text:p>
      <text:p text:style-name="_5f_code"><text:s text:c="4"/>var cardStyle = { height: 200, width: 150, padding: 0, backgroundColor: "#FFF", boxShadow: "0px 0px 5px #666" };</text:p>
      <text:p text:style-name="_5f_code"><text:s text:c="4"/>return (&lt;div style={cardStyle}&gt; <text:s text:c="7"/>&lt;Square color={this.props.color} /&gt; <text:s text:c="7"/>&lt;Label color={this.props.color} /&gt; <text:s text:c="5"/>&lt;/div&gt;);</text:p>
      <text:p text:style-name="_5f_code"><text:s text:c="2"/>}</text:p>
      <text:p text:style-name="_5f_code">}</text:p>
      <text:p text:style-name="_5f_code">ReactDOM.render(&lt;div&gt; <text:s text:c="3"/>&lt;Card color="#FF6663" /&gt; <text:s/>&lt;/div&gt;, document.querySelector("#container"));</text:p>
      <text:p text:style-name="P7">Но это частный случай.</text:p>
      <text:p text:style-name="_5f_heading_5f_1">Создание сложных компонентов</text:p>
      <text:p text:style-name="P14">Идет пояснения как разбивать страницу на компоненты. Это уже делал в <text:span text:style-name="T1">QT5. </text:span><text:span text:style-name="T8">Можно пропустить.</text:span></text:p>
      <text:p text:style-name="P9"/>
      <text:p text:style-name="_5f_heading_5f_2">Передача свойств</text:p>
      <text:p text:style-name="P17"><text:span text:style-name="T10">Если необходимо </text:span><text:span text:style-name="T9">передать</text:span><text:span text:style-name="T10"> не один пропс вниз, то можно воспользоваться </text:span><text:span text:style-name="T23">оператором</text:span><text:span text:style-name="T4"> </text:span><text:span text:style-name="T10">расширения.</text:span></text:p>
      <text:p text:style-name="P9"/>
      <text:p text:style-name="_5f_code">class Display extends React.Component {</text:p>
      <text:p text:style-name="_5f_code"><text:s text:c="2"/>render() {</text:p>
      <text:p text:style-name="_5f_code"><text:s text:c="4"/>return (</text:p>
      <text:p text:style-name="_5f_code"><text:s text:c="2"/>&lt;div&gt; <text:s text:c="7"/></text:p>
      <text:p text:style-name="_5f_code"><text:s text:c="4"/>&lt;p&gt;{this.props.color}&lt;/p&gt; <text:s text:c="7"/></text:p>
      <text:p text:style-name="_5f_code"><text:s text:c="4"/>&lt;p&gt;{this.props.num}&lt;/p&gt; <text:s text:c="7"/></text:p>
      <text:p text:style-name="_5f_code"><text:s text:c="4"/>&lt;p&gt;{this.props.size}&lt;/p&gt; <text:s text:c="5"/></text:p>
      <text:p text:style-name="_5f_code"><text:s text:c="2"/>&lt;/div&gt;)</text:p>
      <text:p text:style-name="_5f_code"><text:s text:c="5"/>;</text:p>
      <text:p text:style-name="_5f_code"><text:s text:c="2"/>}</text:p>
      <text:p text:style-name="_5f_code">}</text:p>
      <text:p text:style-name="_5f_code">class Label extends React.Component { </text:p>
      <text:p text:style-name="_5f_code"><text:s text:c="2"/>render() { </text:p>
      <text:p text:style-name="_5f_code"><text:s text:c="4"/>return (</text:p>
      <text:p text:style-name="_5f_code"><text:s text:c="6"/>&lt;Display {... this.props} /&gt;</text:p>
      <text:p text:style-name="_5f_code"><text:s text:c="4"/>); </text:p>
      <text:p text:style-name="_5f_code"><text:s text:c="2"/>} </text:p>
      <text:p text:style-name="_5f_code">}</text:p>
      <text:p text:style-name="_5f_code">class Shirt extends React.Component { </text:p>
      <text:p text:style-name="_5f_code"><text:s text:c="2"/>render() { </text:p>
      <text:p text:style-name="_5f_code"><text:s text:c="4"/>return (</text:p>
      <text:p text:style-name="_5f_code"><text:s text:c="6"/>&lt;div&gt; <text:s text:c="7"/></text:p>
      <text:p text:style-name="_5f_code"><text:s text:c="8"/>&lt;Label {...this.props} /&gt; <text:s text:c="5"/></text:p>
      <text:p text:style-name="_5f_code"><text:s text:c="6"/>&lt;/div&gt;</text:p>
      <text:p text:style-name="_5f_code"><text:s text:c="4"/>); </text:p>
      <text:p text:style-name="_5f_code"><text:s text:c="2"/>} </text:p>
      <text:p text:style-name="_5f_code">}</text:p>
      <text:p text:style-name="P15"><text:span text:style-name="T8">Shirt </text:span><text:span text:style-name="T9">передает Label передает <text:s/>Display раскрывает пропсы.</text:span></text:p>
      <text:p text:style-name="P9"/>
      <text:p text:style-name="_5f_heading_5f_2">Возвращение нескольких элементов </text:p>
      <text:p text:style-name="P9">Метод render() React.Component является необходимым. При вызове он получает доступ к this.props и this.state. </text:p>
      <text:p text:style-name="P9">React методrender() может вернуть один из следующих типов:</text:p>
      <text:list xml:id="list2275694278" text:style-name="L1">
        <text:list-item>
          <text:p text:style-name="P18"><text:span text:style-name="_5f_bold">React-элемент</text:span><text:span text:style-name="T8">. Обычно создается через JSX и может быть либо представлением нативного DOM-компонента (&lt;div /&gt;), либо определяемого пользователем составного компонента (&lt;MyComponent /&gt;).</text:span></text:p>
        </text:list-item>
        <text:list-item>
          <text:p text:style-name="P18"><text:span text:style-name="_5f_bold">Массивы и фрагменты</text:span><text:span text:style-name="T8">. Позволяют вам вернуть несколько элементов из render. Смотрите документацию </text:span><text:soft-page-break/><text:span text:style-name="T8">по фрагментам для более подробной информации.</text:span></text:p>
        </text:list-item>
        <text:list-item>
          <text:p text:style-name="P18"><text:span text:style-name="_5f_bold">Порталы</text:span><text:span text:style-name="T8">. Создаются с помощью ReactDOM.createPortal.</text:span></text:p>
        </text:list-item>
        <text:list-item>
          <text:p text:style-name="P18"><text:span text:style-name="_5f_bold">Строки и числа</text:span><text:span text:style-name="T8">. Они отображаются как текстовые узлы в DOM.</text:span></text:p>
        </text:list-item>
        <text:list-item>
          <text:p text:style-name="P18"><text:span text:style-name="_5f_bold">Boolean и null</text:span><text:span text:style-name="T8">. Ничего не отрисовывается. (Преимущественно существуют для поддержки return test &amp;&amp; &lt;Child /&gt; паттерна, где test является логическим значением.)</text:span></text:p>
        </text:list-item>
      </text:list>
      <text:p text:style-name="P9"/>
      <text:p text:style-name="P8">Здесь без практики не понимаю для чего это может <text:span text:style-name="T26">понадобится.</text:span> (</text:p>
      <text:p text:style-name="P9"/>
      <text:p text:style-name="P9">Работа с состояниями React</text:p>
      <text:p text:style-name="P10">Сразу конечный код.</text:p>
      <text:p text:style-name="P9"/>
      <text:p text:style-name="_5f_code">class LightningCounter extends React.Component {</text:p>
      <text:p text:style-name="_5f_code"/>
      <text:p text:style-name="_5f_code"><text:s text:c="2"/>constructor(props) {</text:p>
      <text:p text:style-name="_5f_code"><text:s text:c="4"/>super(props);</text:p>
      <text:p text:style-name="_5f_code"><text:s text:c="4"/>this.state = { strikes: 0 };</text:p>
      <text:p text:style-name="_5f_code"><text:s text:c="4"/>this.timerTick = this.timerTick.bind(this);</text:p>
      <text:p text:style-name="_5f_code"><text:s text:c="2"/>}</text:p>
      <text:p text:style-name="_5f_code"/>
      <text:p text:style-name="_5f_code"><text:s text:c="2"/>timerTick() { this.setState({ strikes: this.state.strikes + 100 }); }</text:p>
      <text:p text:style-name="_5f_code"/>
      <text:p text:style-name="_5f_code"><text:s text:c="2"/>componentDidMount() { setInterval(this.timerTick, 1000); }</text:p>
      <text:p text:style-name="_5f_code"/>
      <text:p text:style-name="_5f_code"><text:s text:c="2"/>render() {</text:p>
      <text:p text:style-name="_5f_code"><text:s text:c="4"/>var counterStyle = { color: "#66FFFF", fontSize: 50 };</text:p>
      <text:p text:style-name="_5f_code"><text:s text:c="4"/>var count = this.state.strikes.toLocaleString();</text:p>
      <text:p text:style-name="_5f_code"><text:s text:c="4"/>return (&lt;h1 style={counterStyle}&gt;{count}&lt;/h1&gt;);</text:p>
      <text:p text:style-name="_5f_code"><text:s text:c="2"/>}</text:p>
      <text:p text:style-name="_5f_code">}</text:p>
      <text:p text:style-name="_5f_code"/>
      <text:p text:style-name="_5f_code">class LightningCounterDisplay extends React.Component {</text:p>
      <text:p text:style-name="_5f_code"/>
      <text:p text:style-name="_5f_code"><text:s text:c="2"/>render() {</text:p>
      <text:p text:style-name="_5f_code"><text:s text:c="4"/>var commonStyle = { margin: 0, padding: 0 };</text:p>
      <text:p text:style-name="_5f_code"><text:s text:c="4"/>var divStyle = {</text:p>
      <text:p text:style-name="_5f_code"><text:s text:c="6"/>width: 250,</text:p>
      <text:p text:style-name="_5f_code"><text:s text:c="6"/>textAlign: "center",</text:p>
      <text:p text:style-name="_5f_code"><text:s text:c="6"/>backgroundColor: "#020202",</text:p>
      <text:p text:style-name="_5f_code"><text:s text:c="6"/>padding: 40, fontFamily: "sans-serif",</text:p>
      <text:p text:style-name="_5f_code"><text:s text:c="6"/>color: "#999999",</text:p>
      <text:p text:style-name="_5f_code"><text:s text:c="6"/>borderRadius: 10</text:p>
      <text:p text:style-name="_5f_code"><text:s text:c="4"/>};</text:p>
      <text:p text:style-name="_5f_code"/>
      <text:p text:style-name="_5f_code"><text:s text:c="4"/>var textStyles = {</text:p>
      <text:p text:style-name="_5f_code"><text:s text:c="6"/>emphasis: { fontSize: 38, …commonStyle },</text:p>
      <text:p text:style-name="_5f_code"><text:s text:c="6"/>smallEmphasis: { <text:span text:style-name="T11">...</text:span>commonStyle },</text:p>
      <text:p text:style-name="_5f_code"><text:s text:c="6"/>small: { fontSize: 17, opacity: 0.5, …commonStyle }</text:p>
      <text:p text:style-name="_5f_code"><text:s text:c="4"/>};</text:p>
      <text:p text:style-name="_5f_code"/>
      <text:p text:style-name="_5f_code"><text:s text:c="4"/>return (&lt;div style={divStyle}&gt;</text:p>
      <text:p text:style-name="_5f_code"><text:s text:c="6"/>&lt;LightningCounter /&gt;</text:p>
      <text:p text:style-name="_5f_code"><text:s text:c="6"/>&lt;h2 style={textStyles.smallEmphasis}&gt;ВСПЫШКИ МОЛНИИ&lt;/h2&gt;</text:p>
      <text:p text:style-name="_5f_code"><text:s text:c="6"/>&lt;h2 style={textStyles.emphasis}&gt;НА ПЛАНЕТЕ&lt;/h2&gt;</text:p>
      <text:p text:style-name="_5f_code"><text:s text:c="6"/>&lt;p style={textStyles.small}&gt;(с момента запуска кода)&lt;/p&gt;</text:p>
      <text:p text:style-name="_5f_code"><text:s text:c="4"/>&lt;/div&gt;);</text:p>
      <text:p text:style-name="_5f_code"><text:s text:c="2"/>}</text:p>
      <text:p text:style-name="_5f_code">}</text:p>
      <text:p text:style-name="P9">Наш bind метод просто возвращает новую функцию. При вызове наша новая функция просто вызывает исходную функцию, которая была передана в нее, устанавливая исходное значение как this. </text:p>
      <text:p text:style-name="P9"/>
      <text:p text:style-name="_5f_heading_5f_2">События в React</text:p>
      <text:p text:style-name="P9"><text:soft-page-break/>Определяем функцию обработки</text:p>
      <text:p text:style-name="_5f_code"><text:s text:c="2"/>increase(e) {</text:p>
      <text:p text:style-name="_5f_code"><text:s text:c="4"/>this.setState({</text:p>
      <text:p text:style-name="_5f_code"><text:s text:c="6"/>count: this.state.count + 1</text:p>
      <text:p text:style-name="_5f_code"><text:s text:c="4"/>});</text:p>
      <text:p text:style-name="_5f_code"><text:s text:c="2"/>}</text:p>
      <text:p text:style-name="_5f_code"><text:s text:c="6"/>&lt;button onClick={this.increase} style={buttonStyle}&gt;+&lt;/button&gt;</text:p>
      <text:p text:style-name="P11">Отключение обработчика по умолчанию</text:p>
      <text:p text:style-name="_5f_code">function ActionLink() {</text:p>
      <text:p text:style-name="_5f_code"><text:s text:c="2"/>function handleClick(e) {</text:p>
      <text:p text:style-name="_5f_code"><text:s text:c="4"/><text:span text:style-name="T27">e.preventDefault();</text:span></text:p>
      <text:p text:style-name="_5f_code"><text:s text:c="4"/>console.log('По ссылке кликнули.');</text:p>
      <text:p text:style-name="_5f_code"><text:s text:c="2"/>}</text:p>
      <text:p text:style-name="_5f_code"/>
      <text:p text:style-name="_5f_code"><text:s text:c="2"/>return (</text:p>
      <text:p text:style-name="_5f_code"><text:s text:c="4"/>&lt;a href="#" onClick={handleClick}&gt;</text:p>
      <text:p text:style-name="_5f_code"><text:s text:c="6"/>Нажми на меня</text:p>
      <text:p text:style-name="_5f_code"><text:s text:c="4"/>&lt;/a&gt;</text:p>
      <text:p text:style-name="_5f_code"><text:s text:c="2"/>);</text:p>
      <text:p text:style-name="_5f_code">}</text:p>
      <text:p text:style-name="P12">Событие с состоянием</text:p>
      <text:p text:style-name="_5f_code">class Toggle extends React.Component {</text:p>
      <text:p text:style-name="_5f_code"><text:s text:c="2"/>constructor(props) {</text:p>
      <text:p text:style-name="_5f_code"><text:s text:c="4"/>super(props);</text:p>
      <text:p text:style-name="_5f_code"><text:s text:c="4"/>this.state = {isToggleOn: true};</text:p>
      <text:p text:style-name="_5f_code"/>
      <text:p text:style-name="_5f_code"><text:s text:c="4"/>// Эта привязка обязательна для работы `this` в колбэке.</text:p>
      <text:p text:style-name="_5f_code"><text:s text:c="4"/>this.handleClick = this.handleClick.bind(this);</text:p>
      <text:p text:style-name="_5f_code"><text:s text:c="2"/>}</text:p>
      <text:p text:style-name="_5f_code"/>
      <text:p text:style-name="_5f_code"><text:s text:c="2"/>handleClick() {</text:p>
      <text:p text:style-name="_5f_code"><text:s text:c="4"/>this.setState(state =&gt; ({</text:p>
      <text:p text:style-name="_5f_code"><text:s text:c="6"/>isToggleOn: !state.isToggleOn</text:p>
      <text:p text:style-name="_5f_code"><text:s text:c="4"/>}));</text:p>
      <text:p text:style-name="_5f_code"><text:s text:c="2"/>}</text:p>
      <text:p text:style-name="_5f_code"/>
      <text:p text:style-name="_5f_code"><text:s text:c="2"/>render() {</text:p>
      <text:p text:style-name="_5f_code"><text:s text:c="4"/>return (</text:p>
      <text:p text:style-name="_5f_code"><text:s text:c="6"/>&lt;button onClick={this.handleClick}&gt;</text:p>
      <text:p text:style-name="_5f_code"><text:s text:c="8"/>{this.state.isToggleOn ? 'Включено' : 'Выключено'}</text:p>
      <text:p text:style-name="_5f_code"><text:s text:c="6"/>&lt;/button&gt;</text:p>
      <text:p text:style-name="_5f_code"><text:s text:c="4"/>);</text:p>
      <text:p text:style-name="_5f_code"><text:s text:c="2"/>}</text:p>
      <text:p text:style-name="_5f_code">}</text:p>
      <text:p text:style-name="P13">Есть ещё два варианта привязки без bind. <text:span text:style-name="T29">Это </text:span><text:span text:style-name="T33">эксперементальный</text:span><text:span text:style-name="T29"> вариант:</text:span></text:p>
      <text:p text:style-name="_5f_code">class LoggingButton extends React.Component {</text:p>
      <text:p text:style-name="_5f_code"><text:s text:c="2"/>// Такой синтаксис гарантирует, что `this` привязан к handleClick.</text:p>
      <text:p text:style-name="_5f_code"><text:s text:c="2"/>// Предупреждение: это экспериментальный синтаксис</text:p>
      <text:p text:style-name="_5f_code"><text:s text:c="2"/>handleClick = () =&gt; {</text:p>
      <text:p text:style-name="_5f_code"><text:s text:c="4"/>console.log('значение this:', this);</text:p>
      <text:p text:style-name="_5f_code"><text:s text:c="2"/>}</text:p>
      <text:p text:style-name="_5f_code"/>
      <text:p text:style-name="_5f_code"><text:s text:c="2"/>render() {</text:p>
      <text:p text:style-name="_5f_code"><text:s text:c="4"/>return (</text:p>
      <text:p text:style-name="_5f_code"><text:s text:c="6"/>&lt;button onClick={this.handleClick}&gt;</text:p>
      <text:p text:style-name="_5f_code"><text:s text:c="8"/>Нажми на меня</text:p>
      <text:p text:style-name="_5f_code"><text:s text:c="6"/>&lt;/button&gt;</text:p>
      <text:p text:style-name="_5f_code"><text:s text:c="4"/>);</text:p>
      <text:p text:style-name="_5f_code"><text:s text:c="2"/>}</text:p>
      <text:p text:style-name="_5f_code">}</text:p>
      <text:p text:style-name="P13">и такой <text:span text:style-name="T28">(Проблема этого синтаксиса в том, что при каждом рендере LoggingButton создаётся новый колбэк. )</text:span></text:p>
      <text:p text:style-name="_5f_code"><text:soft-page-break/>class LoggingButton extends React.Component {</text:p>
      <text:p text:style-name="_5f_code"><text:s text:c="2"/>handleClick() {</text:p>
      <text:p text:style-name="_5f_code"><text:s text:c="4"/>console.log('значение this:', this);</text:p>
      <text:p text:style-name="_5f_code"><text:s text:c="2"/>}</text:p>
      <text:p text:style-name="_5f_code"/>
      <text:p text:style-name="_5f_code"><text:s text:c="2"/>render() {</text:p>
      <text:p text:style-name="_5f_code"><text:s text:c="4"/>// Такой синтаксис гарантирует, что `this` привязан к handleClick.</text:p>
      <text:p text:style-name="_5f_code"><text:s text:c="4"/>return (</text:p>
      <text:p text:style-name="_5f_code"><text:s text:c="6"/>&lt;button onClick={() =&gt; this.handleClick()}&gt;</text:p>
      <text:p text:style-name="_5f_code"><text:s text:c="8"/>Нажми на меня</text:p>
      <text:p text:style-name="_5f_code"><text:s text:c="6"/>&lt;/button&gt;</text:p>
      <text:p text:style-name="_5f_code"><text:s text:c="4"/>);</text:p>
      <text:p text:style-name="_5f_code"><text:s text:c="2"/>}</text:p>
      <text:p text:style-name="_5f_code">}</text:p>
      <text:p text:style-name="P13"/>
      <text:p text:style-name="P12">Передача аргументов в обработчики событий</text:p>
      <text:p text:style-name="P12"/>
      <text:p text:style-name="_5f_code">&lt;button onClick={(e) =&gt; this.deleteRow(id, e)}&gt;Удалить строку&lt;/button&gt;</text:p>
      <text:p text:style-name="P12"/>
      <text:p text:style-name="P11"/>
      <text:p text:style-name="_5f_heading_5f_4">Глава 12</text:p>
      <text:p text:style-name="_5f_heading_5f_1">Доступ к элементам DOM в React</text:p>
      <text:p text:style-name="_5f_heading_5f_4">Знакомство со ссылками</text:p>
      <text:p text:style-name="P25"><text:span text:style-name="T24">РЕФЫ</text:span><text:span text:style-name="T12"> важно, но потом. Что-то плохо идёт.</text:span></text:p>
      <text:p text:style-name="P9"/>
      <text:p text:style-name="P20">Глава 13</text:p>
      <text:p text:style-name="P20">Настройка среды разработки React</text:p>
      <text:p text:style-name="P9"/>
      <text:p text:style-name="_5f_heading_5f_4">Сборка проекта</text:p>
      <text:p text:style-name="P20">Мы почти закончили. Осталось еще кое-что. До сих пор мы создавали это приложение в режиме разработчика. В этом режиме код не минимизируется, а некоторые из инструкций выполняются медленно/тщательно, чтобы было легче решать проблемы. Теперь пришло время отправить приложение потенциальным пользователям, и нам нужно самое быстрое и компактное решение. Для этого мы можем вернуться в оболочку командной строки и ввести следующую команду (перед этим нажав сочетание клавиш Ctrl+C):</text:p>
      <text:p text:style-name="_5f_code">npm run build</text:p>
      <text:p text:style-name="_5f_heading_5f_4">Глава 14</text:p>
      <text:p text:style-name="_5f_heading_5f_1">Работа с внешними данными в React</text:p>
      <text:p text:style-name="_5f_heading_5f_4">Основы веб-запросов</text:p>
      <text:p text:style-name="P9">Чтобы получить информацию о пользователе, нужно совершить HTTP-запрос:</text:p>
      <text:p text:style-name="_5f_code">GET /user </text:p>
      <text:p text:style-name="_5f_code">Accept: application/json</text:p>
      <text:p text:style-name="P22"><text:soft-page-break/><text:span text:style-name="_5f_bold">Accept: application/json</text:span> указывает, какие типы контента, выраженные как MIME типы, клиент может понять. <text:span text:style-name="T30">Ждет формат </text:span><text:span text:style-name="_5f_bold"><text:span text:style-name="T30">json</text:span></text:span><text:span text:style-name="T5">.</text:span></text:p>
      <text:p text:style-name="P23">На этот запрос сервер может вернуть следующий ответ:</text:p>
      <text:p text:style-name="_5f_code">200 OK Content-Type: application/json</text:p>
      <text:p text:style-name="_5f_code">{</text:p>
      <text:p text:style-name="_5f_code"><text:s text:c="2"/>"name": "Kirupa",</text:p>
      <text:p text:style-name="_5f_code"><text:s text:c="2"/>"url": "http: https://www.kirupa.com" </text:p>
      <text:p text:style-name="_5f_code">}</text:p>
      <text:p text:style-name="P21">Начало работы </text:p>
      <text:p text:style-name="_5f_code">import React, { useEffect , useState } <text:s/>from "react";</text:p>
      <text:p text:style-name="_5f_code">import axios from 'axios';</text:p>
      <text:p text:style-name="_5f_code"/>
      <text:p text:style-name="_5f_code">function IPAddressContainer() {</text:p>
      <text:p text:style-name="_5f_code"><text:s text:c="2"/>const [IP, setIP] = useState(' ');</text:p>
      <text:p text:style-name="_5f_code"><text:s text:c="2"/>useEffect(() =&gt; {</text:p>
      <text:p text:style-name="_5f_code"><text:s text:c="4"/>axios.get(`https://ipinfo.io/json`)</text:p>
      <text:p text:style-name="_5f_code"><text:s text:c="6"/>.then(res =&gt; {</text:p>
      <text:p text:style-name="_5f_code"><text:s text:c="8"/>console.log(res.data.ip);</text:p>
      <text:p text:style-name="_5f_code"><text:s text:c="8"/>setIP(res.data.ip);</text:p>
      <text:p text:style-name="_5f_code"><text:s text:c="6"/>})</text:p>
      <text:p text:style-name="_5f_code"><text:s text:c="2"/>}, []);</text:p>
      <text:p text:style-name="_5f_code"/>
      <text:p text:style-name="_5f_code"/>
      <text:p text:style-name="_5f_code"><text:s text:c="2"/>return (</text:p>
      <text:p text:style-name="_5f_code"><text:s text:c="4"/>&lt;p&gt;{IP}&lt;/p&gt;</text:p>
      <text:p text:style-name="_5f_code"><text:s text:c="2"/>);</text:p>
      <text:p text:style-name="_5f_code">}</text:p>
      <text:p text:style-name="_5f_code">export default IPAddressContainer;</text:p>
      <text:p text:style-name="P24">Теперь привяжем к експресу</text:p>
      <text:p text:style-name="P24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1T23:07:30.544000000</dc:date>
    <meta:editing-duration>PT11H40M29S</meta:editing-duration>
    <meta:editing-cycles>57</meta:editing-cycles>
    <meta:generator>LibreOffice/7.0.1.2$Windows_X86_64 LibreOffice_project/7cbcfc562f6eb6708b5ff7d7397325de9e764452</meta:generator>
    <meta:document-statistic meta:table-count="0" meta:image-count="0" meta:object-count="0" meta:page-count="7" meta:paragraph-count="303" meta:word-count="1176" meta:character-count="9916" meta:non-whitespace-character-count="8205"/>
  </office:meta>
</office:document-meta>
</file>